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ccccc" draw:opacity="50%" draw:textarea-horizontal-align="justify" draw:textarea-vertical-align="top" draw:auto-grow-height="false" fo:min-height="28.857cm" fo:min-width="11.589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000000" draw:fill="solid" draw:fill-color="#cccccc" draw:opacity="50%" draw:textarea-horizontal-align="justify" draw:textarea-vertical-align="top" draw:auto-grow-height="false" fo:min-height="8.34cm" fo:min-width="23.475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2.763cm" fo:min-width="4.153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3.639cm" fo:min-width="6.522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106cm" svg:stroke-color="#000000" draw:marker-start-width="0.358cm" draw:marker-end="Arrow" draw:marker-end-width="0.358cm" draw:textarea-vertical-align="middle" fo:padding-top="0.177cm" fo:padding-bottom="0.177cm" fo:padding-left="0.302cm" fo:padding-right="0.302cm" loext:decorative="false"/>
    </style:style>
    <style:style style:name="gr6" style:family="graphic" style:parent-style-name="standard">
      <style:graphic-properties svg:stroke-width="0.106cm" svg:stroke-color="#000000" draw:marker-start="Arrow" draw:marker-start-width="0.359cm" draw:marker-end="" draw:marker-end-width="0.359cm" draw:textarea-vertical-align="middle" fo:padding-top="0.178cm" fo:padding-bottom="0.178cm" fo:padding-left="0.303cm" fo:padding-right="0.303cm" loext:decorative="false"/>
    </style:style>
    <style:style style:name="gr7" style:family="graphic" style:parent-style-name="standard">
      <style:graphic-properties svg:stroke-width="0.106cm" svg:stroke-color="#000000" draw:marker-start="Arrow" draw:marker-start-width="0.359cm" draw:marker-end="Arrow" draw:marker-end-width="0.359cm" draw:textarea-vertical-align="bottom" fo:padding-top="0.178cm" fo:padding-bottom="0.178cm" fo:padding-left="0.303cm" fo:padding-right="0.303cm" loext:decorative="false"/>
      <style:paragraph-properties style:writing-mode="lr-tb"/>
    </style:style>
    <style:style style:name="gr8" style:family="graphic" style:parent-style-name="standard">
      <style:graphic-properties svg:stroke-width="0.106cm" svg:stroke-color="#000000" draw:marker-start="Arrow" draw:marker-start-width="0.359cm" draw:marker-end="Arrow" draw:marker-end-width="0.359cm" draw:textarea-vertical-align="bottom" fo:padding-top="0.178cm" fo:padding-bottom="0.178cm" fo:padding-left="0.303cm" fo:padding-right="0.303cm" loext:decorative="false"/>
    </style:style>
    <style:style style:name="gr9" style:family="graphic" style:parent-style-name="standard">
      <style:graphic-properties svg:stroke-width="0.106cm" svg:stroke-color="#000000" draw:marker-start-width="0.359cm" draw:marker-end="Arrow" draw:marker-end-width="0.359cm" draw:textarea-vertical-align="middle" fo:padding-top="0.178cm" fo:padding-bottom="0.178cm" fo:padding-left="0.303cm" fo:padding-right="0.303cm" loext:decorative="false"/>
    </style:style>
    <style:style style:name="gr10" style:family="graphic" style:parent-style-name="standard">
      <style:graphic-properties svg:stroke-width="0.106cm" svg:stroke-color="#000000" draw:marker-start="" draw:marker-start-width="0.359cm" draw:marker-end="Arrow" draw:marker-end-width="0.359cm" draw:textarea-vertical-align="middle" fo:padding-top="0.178cm" fo:padding-bottom="0.178cm" fo:padding-left="0.303cm" fo:padding-right="0.303cm" loext:decorative="false"/>
    </style:style>
    <style:style style:name="gr11" style:family="graphic" style:parent-style-name="standard">
      <style:graphic-properties svg:stroke-width="0.106cm" svg:stroke-color="#000000" draw:marker-start="Arrow" draw:marker-start-width="0.359cm" draw:marker-end="Arrow" draw:marker-end-width="0.359cm" draw:textarea-vertical-align="middle" fo:padding-top="0.178cm" fo:padding-bottom="0.178cm" fo:padding-left="0.303cm" fo:padding-right="0.303cm" loext:decorative="false"/>
    </style:style>
    <style:style style:name="gr12" style:family="graphic" style:parent-style-name="standard">
      <style:graphic-properties svg:stroke-width="0.106cm" svg:stroke-color="#000000" draw:marker-start-width="0.359cm" draw:marker-end="Arrow" draw:marker-end-width="0.359cm" draw:textarea-vertical-align="bottom" fo:padding-top="0.178cm" fo:padding-bottom="0.178cm" fo:padding-left="0.303cm" fo:padding-right="0.303cm" loext:decorative="false"/>
      <style:paragraph-properties style:writing-mode="lr-tb"/>
    </style:style>
    <style:style style:name="gr13" style:family="graphic" style:parent-style-name="standard">
      <style:graphic-properties svg:stroke-width="0.106cm" svg:stroke-color="#000000" draw:marker-start="Arrow" draw:marker-start-width="0.359cm" draw:marker-end-width="0.359cm" draw:textarea-vertical-align="bottom" fo:padding-top="0.178cm" fo:padding-bottom="0.178cm" fo:padding-left="0.303cm" fo:padding-right="0.303cm" loext:decorative="false"/>
      <style:paragraph-properties style:writing-mode="lr-tb"/>
    </style:style>
    <style:style style:name="gr14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3.639cm" fo:min-width="4.615cm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57cm" loext:decorative="false"/>
      <style:paragraph-properties style:writing-mode="lr-tb"/>
    </style:style>
    <style:style style:name="P1" style:family="paragraph">
      <style:paragraph-properties fo:text-align="start" style:writing-mode="lr-tb"/>
      <style:text-properties fo:font-size="24pt" style:font-size-asian="24pt" style:font-size-complex="24pt"/>
    </style:style>
    <style:style style:name="P2" style:family="paragraph">
      <loext:graphic-properties draw:fill="solid" draw:fill-color="#cccccc" draw:opacity="50%"/>
      <style:paragraph-properties fo:text-align="start" style:writing-mode="lr-tb"/>
      <style:text-properties fo:font-size="24pt" style:font-size-asian="24pt" style:font-size-complex="24pt"/>
    </style:style>
    <style:style style:name="P3" style:family="paragraph">
      <style:paragraph-properties fo:text-align="center" style:writing-mode="lr-tb"/>
      <style:text-properties fo:font-size="24pt" style:font-size-asian="24pt" style:font-size-complex="24pt"/>
    </style:style>
    <style:style style:name="P4" style:family="paragraph">
      <loext:graphic-properties draw:fill="solid" draw:fill-color="#cccccc"/>
      <style:paragraph-properties fo:text-align="center" style:writing-mode="lr-tb"/>
      <style:text-properties fo:font-size="24pt" style:font-size-asian="24pt" style:font-size-complex="24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2.54cm" fo:text-align="center" fo:text-indent="0cm"/>
    </style:style>
    <style:style style:name="P7" style:family="paragraph">
      <style:paragraph-properties fo:margin-left="0cm" fo:margin-right="2.54cm" fo:margin-top="0cm" fo:margin-bottom="0cm" fo:line-height="100%" fo:text-align="center" fo:text-indent="0cm"/>
    </style:style>
    <style:style style:name="P8" style:family="paragraph">
      <style:paragraph-properties fo:margin-left="0.178cm" fo:margin-right="0cm" fo:text-align="center" fo:text-indent="0cm"/>
    </style:style>
    <style:style style:name="P9" style:family="paragraph">
      <style:paragraph-properties fo:margin-left="0.457cm" fo:margin-right="0cm" fo:text-align="center" fo:text-indent="0cm"/>
    </style:style>
    <style:style style:name="P10" style:family="paragraph">
      <style:paragraph-properties fo:margin-left="0cm" fo:margin-right="0cm" fo:margin-top="0cm" fo:margin-bottom="0cm" fo:line-height="100%" fo:text-align="end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/>
      <style:text-properties fo:font-size="18pt" style:font-size-asian="18pt" style:font-size-complex="1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2.089cm" svg:height="29.107cm" svg:x="7.171cm" svg:y="1.73cm">
          <text:p text:style-name="P1"><text:span text:style-name="T1">HOST I/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3.975cm" svg:height="8.59cm" svg:x="21.473cm" svg:y="22.262cm">
          <text:p text:style-name="P1"><text:span text:style-name="T1">RX Mod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7" draw:id="id7" draw:layer="layout" svg:width="4.653cm" svg:height="3.013cm" svg:x="39.953cm" svg:y="27.412cm">
          <text:p text:style-name="P3"><text:span text:style-name="T1">Data</text:span><text:span text:style-name="T1"><text:line-break/></text:span><text:span text:style-name="T1">Assembl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6" draw:id="id6" draw:layer="layout" svg:width="7.022cm" svg:height="3.889cm" svg:x="9.711cm" svg:y="3.795cm">
          <text:p text:style-name="P3"><text:span text:style-name="T1">IFC+CS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4" draw:id="id4" draw:layer="layout" svg:width="7.022cm" svg:height="3.889cm" svg:x="9.711cm" svg:y="8.653cm">
          <text:p text:style-name="P3"><text:span text:style-name="T1">Buffer </text:span><text:span text:style-name="T1"><text:line-break/></text:span><text:span text:style-name="T1">Descripto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1" draw:id="id1" draw:layer="layout" svg:width="7.022cm" svg:height="3.889cm" svg:x="9.711cm" svg:y="20.065cm">
          <draw:glue-point draw:id="4" svg:x="-5.001cm" svg:y="-2.707cm"/>
          <draw:glue-point draw:id="5" svg:x="-5.001cm" svg:y="2.28cm"/>
          <text:p text:style-name="P3"><text:span text:style-name="T1">Data Trans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2" draw:id="id2" draw:layer="layout" svg:width="7.022cm" svg:height="3.889cm" svg:x="9.711cm" svg:y="13.667cm">
          <text:p text:style-name="P3"><text:span text:style-name="T1">TX 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3" draw:id="id3" draw:layer="layout" svg:width="7.022cm" svg:height="3.889cm" svg:x="9.711cm" svg:y="25.988cm">
          <text:p text:style-name="P3"><text:span text:style-name="T1">RX 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svg:x1="13.222cm" svg:y1="20.065cm" svg:x2="13.222cm" svg:y2="17.556cm" draw:start-shape="id1" draw:start-glue-point="0" draw:end-shape="id2" draw:end-glue-point="2" svg:d="M13222 20065v-2509" svg:viewBox="0 0 1 2510">
          <text:p/>
        </draw:connector>
        <draw:connector draw:style-name="gr6" draw:text-style-name="P5" draw:layer="layout" svg:x1="13.222cm" svg:y1="23.954cm" svg:x2="13.222cm" svg:y2="25.988cm" draw:start-shape="id1" draw:start-glue-point="2" draw:end-shape="id3" draw:end-glue-point="0" svg:d="M13222 23954v2034" svg:viewBox="0 0 1 2035">
          <text:p/>
        </draw:connector>
        <draw:connector draw:style-name="gr7" draw:text-style-name="P6" draw:layer="layout" svg:x1="9.711cm" svg:y1="22.895cm" svg:x2="1.058cm" svg:y2="22.93cm" draw:start-shape="id1" draw:start-glue-point="5" svg:d="M9711 22895h-4577v35h-4076" svg:viewBox="0 0 8654 36">
          <text:p text:style-name="P6">Memory<text:line-break/>DMA I/F<text:line-break/></text:p>
        </draw:connector>
        <draw:connector draw:style-name="gr8" draw:text-style-name="P7" draw:layer="layout" svg:x1="9.711cm" svg:y1="10.597cm" svg:x2="6.174cm" svg:y2="10.591cm" draw:start-shape="id4" draw:start-glue-point="3" draw:end-shape="id5" draw:end-glue-point="1" svg:d="M9711 10597h-1769v-6h-1768" svg:viewBox="0 0 3538 7">
          <text:p/>
        </draw:connector>
        <draw:connector draw:style-name="gr9" draw:text-style-name="P5" draw:layer="layout" draw:line-skew="-1.508cm" svg:x1="9.711cm" svg:y1="10.597cm" svg:x2="9.711cm" svg:y2="5.739cm" draw:start-shape="id4" draw:start-glue-point="3" draw:end-shape="id6" draw:end-glue-point="3" svg:d="M9711 10597h-2009v-4858h2009" svg:viewBox="0 0 2010 4859">
          <text:p/>
        </draw:connector>
        <draw:custom-shape draw:style-name="gr3" draw:text-style-name="P4" xml:id="id8" draw:id="id8" draw:layer="layout" svg:width="4.653cm" svg:height="3.013cm" svg:x="34.05cm" svg:y="27.412cm">
          <text:p text:style-name="P3"><text:span text:style-name="T1">Preamble</text:span><text:span text:style-name="T1"><text:line-break/></text:span><text:span text:style-name="T1">Remov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9" draw:id="id9" draw:layer="layout" svg:width="4.653cm" svg:height="3.013cm" svg:x="28.281cm" svg:y="23.81cm">
          <text:p text:style-name="P3"><text:span text:style-name="T1">CR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0" draw:id="id10" draw:layer="layout" svg:width="4.653cm" svg:height="3.013cm" svg:x="22.205cm" svg:y="23.81cm">
          <text:p text:style-name="P3"><text:span text:style-name="T1">Status</text:span><text:span text:style-name="T1"><text:line-break/></text:span><text:span text:style-name="T1">Signa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5" draw:layer="layout" svg:x1="39.953cm" svg:y1="28.918cm" svg:x2="38.703cm" svg:y2="28.918cm" draw:start-shape="id7" draw:start-glue-point="3" draw:end-shape="id8" draw:end-glue-point="1" svg:d="M39953 28918h-1250" svg:viewBox="0 0 1251 1">
          <text:p/>
        </draw:connector>
        <draw:connector draw:style-name="gr9" draw:text-style-name="P5" draw:layer="layout" svg:x1="34.05cm" svg:y1="28.918cm" svg:x2="30.607cm" svg:y2="26.823cm" draw:start-shape="id8" draw:start-glue-point="3" draw:end-shape="id9" draw:end-glue-point="2" svg:d="M34050 28918h-3443v-2095" svg:viewBox="0 0 3444 2096">
          <text:p/>
        </draw:connector>
        <draw:connector draw:style-name="gr9" draw:text-style-name="P5" draw:layer="layout" draw:line-skew="-2.86cm" svg:x1="34.05cm" svg:y1="28.918cm" svg:x2="16.733cm" svg:y2="27.932cm" draw:start-shape="id8" draw:start-glue-point="3" draw:end-shape="id3" draw:end-glue-point="1" svg:d="M34050 28918h-11519v-986h-5798" svg:viewBox="0 0 17318 987">
          <text:p/>
        </draw:connector>
        <draw:connector draw:style-name="gr9" draw:text-style-name="P5" draw:layer="layout" svg:x1="28.281cm" svg:y1="25.316cm" svg:x2="26.858cm" svg:y2="25.316cm" draw:start-shape="id9" draw:start-glue-point="3" draw:end-shape="id10" draw:end-glue-point="1" svg:d="M28281 25316h-1423" svg:viewBox="0 0 1424 1">
          <text:p/>
        </draw:connector>
        <draw:connector draw:style-name="gr9" draw:text-style-name="P5" draw:layer="layout" svg:x1="34.05cm" svg:y1="28.918cm" svg:x2="24.531cm" svg:y2="26.823cm" draw:start-shape="id8" draw:start-glue-point="3" draw:end-shape="id10" draw:end-glue-point="2" svg:d="M34050 28918h-9519v-2095" svg:viewBox="0 0 9520 2096">
          <text:p/>
        </draw:connector>
        <draw:connector draw:style-name="gr11" draw:text-style-name="P5" draw:layer="layout" draw:line-skew="0.538cm" svg:x1="22.205cm" svg:y1="25.316cm" svg:x2="16.733cm" svg:y2="5.739cm" draw:start-shape="id10" draw:start-glue-point="3" draw:end-shape="id6" draw:end-glue-point="1" svg:d="M22205 25316h-2198v-19577h-3274" svg:viewBox="0 0 5473 19578">
          <text:p/>
        </draw:connector>
        <draw:custom-shape draw:style-name="gr2" draw:text-style-name="P2" draw:layer="layout" svg:width="23.975cm" svg:height="8.59cm" svg:x="21.432cm" svg:y="12.753cm">
          <text:p text:style-name="P1"><text:span text:style-name="T1">TX Mod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3" draw:id="id13" draw:layer="layout" svg:width="4.653cm" svg:height="3.013cm" svg:x="40.067cm" svg:y="14.125cm">
          <text:p text:style-name="P3"><text:span text:style-name="T1">PHY</text:span><text:span text:style-name="T1"><text:line-break/></text:span><text:span text:style-name="T1">Signa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1" draw:id="id11" draw:layer="layout" svg:width="4.653cm" svg:height="3.013cm" svg:x="26.667cm" svg:y="14.125cm">
          <text:p text:style-name="P3"><text:span text:style-name="T1">Frame</text:span><text:span text:style-name="T1"><text:line-break/></text:span><text:span text:style-name="T1">P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4" draw:id="id14" draw:layer="layout" svg:width="4.653cm" svg:height="3.013cm" svg:x="30.367cm" svg:y="17.825cm">
          <text:p text:style-name="P3"><text:span text:style-name="T1">CR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5" draw:id="id15" draw:layer="layout" svg:width="4.653cm" svg:height="3.013cm" svg:x="22.503cm" svg:y="17.825cm">
          <text:p text:style-name="P3"><text:span text:style-name="T1">Status</text:span><text:span text:style-name="T1"><text:line-break/></text:span><text:span text:style-name="T1">Signa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2" draw:id="id12" draw:layer="layout" svg:width="4.653cm" svg:height="3.013cm" svg:x="33.967cm" svg:y="14.125cm">
          <text:p text:style-name="P3"><text:span text:style-name="T1">Data</text:span><text:span text:style-name="T1"><text:line-break/></text:span><text:span text:style-name="T1">Nib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31.32cm" svg:y1="15.631cm" svg:x2="33.967cm" svg:y2="15.631cm" draw:start-shape="id11" draw:start-glue-point="1" draw:end-shape="id12" draw:end-glue-point="3" svg:d="M31320 15631h2647" svg:viewBox="0 0 2648 1">
          <text:p/>
        </draw:connector>
        <draw:connector draw:style-name="gr9" draw:text-style-name="P5" draw:layer="layout" svg:x1="38.62cm" svg:y1="15.631cm" svg:x2="40.067cm" svg:y2="15.631cm" draw:start-shape="id12" draw:start-glue-point="1" draw:end-shape="id13" draw:end-glue-point="3" svg:d="M38620 15631h1447" svg:viewBox="0 0 1448 1">
          <text:p/>
        </draw:connector>
        <draw:connector draw:style-name="gr9" draw:text-style-name="P5" draw:layer="layout" svg:x1="31.32cm" svg:y1="15.631cm" svg:x2="32.693cm" svg:y2="17.825cm" draw:start-shape="id11" draw:start-glue-point="1" draw:end-shape="id14" draw:end-glue-point="0" svg:d="M31320 15631h1373v2194" svg:viewBox="0 0 1374 2195">
          <text:p/>
        </draw:connector>
        <draw:connector draw:style-name="gr9" draw:text-style-name="P5" draw:layer="layout" svg:x1="35.02cm" svg:y1="19.331cm" svg:x2="36.293cm" svg:y2="17.138cm" draw:start-shape="id14" draw:start-glue-point="1" draw:end-shape="id12" draw:end-glue-point="2" svg:d="M35020 19331h1273v-2193" svg:viewBox="0 0 1274 2194">
          <text:p/>
        </draw:connector>
        <draw:connector draw:style-name="gr9" draw:text-style-name="P5" draw:layer="layout" svg:x1="27.156cm" svg:y1="19.331cm" svg:x2="28.993cm" svg:y2="17.138cm" draw:start-shape="id15" draw:start-glue-point="1" draw:end-shape="id11" draw:end-glue-point="2" svg:d="M27156 19331h1837v-2193" svg:viewBox="0 0 1838 2194">
          <text:p/>
        </draw:connector>
        <draw:connector draw:style-name="gr11" draw:text-style-name="P5" draw:layer="layout" draw:line-skew="0.395cm" svg:x1="16.733cm" svg:y1="5.739cm" svg:x2="22.503cm" svg:y2="19.331cm" draw:start-shape="id6" draw:start-glue-point="1" draw:end-shape="id15" draw:end-glue-point="3" svg:d="M16733 5739h3280v13592h2490" svg:viewBox="0 0 5771 13593">
          <text:p/>
        </draw:connector>
        <draw:connector draw:style-name="gr9" draw:text-style-name="P5" draw:layer="layout" svg:x1="16.733cm" svg:y1="15.611cm" svg:x2="26.667cm" svg:y2="15.631cm" draw:start-shape="id2" draw:start-glue-point="1" draw:end-shape="id11" draw:end-glue-point="3" svg:d="M16733 15611h4967v20h4967" svg:viewBox="0 0 9935 21">
          <text:p/>
        </draw:connector>
        <draw:custom-shape draw:style-name="gr2" draw:text-style-name="P2" draw:layer="layout" svg:width="23.975cm" svg:height="8.59cm" svg:x="21.432cm" svg:y="1.753cm">
          <text:p text:style-name="P1"><text:span text:style-name="T1">MII Manag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8" draw:id="id18" draw:layer="layout" svg:width="4.653cm" svg:height="3.013cm" svg:x="39.979cm" svg:y="3.383cm">
          <text:p text:style-name="P3"><text:span text:style-name="T1">Output</text:span><text:span text:style-name="T1"><text:line-break/></text:span><text:span text:style-name="T1">Contr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7" draw:id="id17" draw:layer="layout" svg:width="4.653cm" svg:height="3.013cm" svg:x="33.679cm" svg:y="3.383cm">
          <text:p text:style-name="P3"><text:span text:style-name="T1">Shift</text:span><text:span text:style-name="T1"><text:line-break/></text:span><text:span text:style-name="T1">Regis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6" draw:id="id16" draw:layer="layout" svg:width="4.653cm" svg:height="3.013cm" svg:x="27.079cm" svg:y="3.383cm">
          <text:p text:style-name="P3"><text:span text:style-name="T1">Clock</text:span><text:span text:style-name="T1"><text:line-break/></text:span><text:span text:style-name="T1">Gen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9" draw:id="id19" draw:layer="layout" svg:width="4.653cm" svg:height="3.013cm" svg:x="27.079cm" svg:y="6.983cm">
          <text:p text:style-name="P3"><text:span text:style-name="T1">Operation</text:span><text:span text:style-name="T1"><text:line-break/></text:span><text:span text:style-name="T1">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31.732cm" svg:y1="4.889cm" svg:x2="33.679cm" svg:y2="4.889cm" draw:start-shape="id16" draw:start-glue-point="1" draw:end-shape="id17" draw:end-glue-point="3" svg:d="M31732 4889h1947" svg:viewBox="0 0 1948 1">
          <text:p/>
        </draw:connector>
        <draw:connector draw:style-name="gr9" draw:text-style-name="P5" draw:layer="layout" svg:x1="38.332cm" svg:y1="4.889cm" svg:x2="39.979cm" svg:y2="4.889cm" draw:start-shape="id17" draw:start-glue-point="1" draw:end-shape="id18" draw:end-glue-point="3" svg:d="M38332 4889h1647" svg:viewBox="0 0 1648 1">
          <text:p/>
        </draw:connector>
        <draw:connector draw:style-name="gr9" draw:text-style-name="P5" draw:layer="layout" svg:x1="31.732cm" svg:y1="8.489cm" svg:x2="42.305cm" svg:y2="6.396cm" draw:start-shape="id19" draw:start-glue-point="1" draw:end-shape="id18" draw:end-glue-point="2" svg:d="M31732 8489h10573v-2093" svg:viewBox="0 0 10574 2094">
          <text:p/>
        </draw:connector>
        <draw:connector draw:style-name="gr9" draw:text-style-name="P5" draw:layer="layout" draw:line-skew="0.893cm" svg:x1="16.733cm" svg:y1="5.739cm" svg:x2="27.079cm" svg:y2="4.889cm" draw:start-shape="id6" draw:start-glue-point="1" draw:end-shape="id16" draw:end-glue-point="3" svg:d="M16733 5739h6066v-850h4280" svg:viewBox="0 0 10347 851">
          <text:p/>
        </draw:connector>
        <draw:connector draw:style-name="gr11" draw:text-style-name="P5" draw:layer="layout" draw:line-skew="0.893cm" svg:x1="16.733cm" svg:y1="5.739cm" svg:x2="27.079cm" svg:y2="8.489cm" draw:start-shape="id6" draw:start-glue-point="1" draw:end-shape="id19" draw:end-glue-point="3" svg:d="M16733 5739h6066v2750h4280" svg:viewBox="0 0 10347 2751">
          <text:p/>
        </draw:connector>
        <draw:connector draw:style-name="gr11" draw:text-style-name="P5" draw:layer="layout" svg:x1="16.733cm" svg:y1="10.597cm" svg:x2="19.981cm" svg:y2="10.593cm" draw:start-shape="id4" draw:start-glue-point="1" svg:d="M16733 10597h1875v-4h1373" svg:viewBox="0 0 3249 5">
          <text:p/>
        </draw:connector>
        <draw:connector draw:style-name="gr11" draw:text-style-name="P5" draw:layer="layout" draw:line-skew="1.023cm" svg:x1="16.733cm" svg:y1="10.597cm" svg:x2="16.733cm" svg:y2="22.009cm" draw:start-shape="id4" draw:start-glue-point="1" draw:end-shape="id1" draw:end-glue-point="1" svg:d="M16733 10597h1524v11412h-1524" svg:viewBox="0 0 1525 11413">
          <text:p/>
        </draw:connector>
        <draw:connector draw:style-name="gr7" draw:text-style-name="P5" draw:layer="layout" svg:x1="44.632cm" svg:y1="4.889cm" svg:x2="48.76cm" svg:y2="4.892cm" draw:start-shape="id18" draw:start-glue-point="1" svg:d="M44632 4889h2314v3h1814" svg:viewBox="0 0 4129 4">
          <text:p text:style-name="P5">MDIO<text:line-break/>MDC<text:line-break/></text:p>
        </draw:connector>
        <draw:connector draw:style-name="gr12" draw:text-style-name="P8" draw:layer="layout" svg:x1="44.72cm" svg:y1="15.631cm" svg:x2="49.125cm" svg:y2="15.625cm" draw:start-shape="id13" draw:start-glue-point="1" svg:d="M44720 15631h2453v-6h1952" svg:viewBox="0 0 4406 7">
          <text:p text:style-name="P8">PHY<text:line-break/>TX Signals<text:line-break/></text:p>
        </draw:connector>
        <draw:connector draw:style-name="gr13" draw:text-style-name="P9" draw:layer="layout" svg:x1="44.606cm" svg:y1="28.918cm" svg:x2="49.11cm" svg:y2="28.914cm" draw:start-shape="id7" draw:start-glue-point="1" svg:d="M44606 28918h2502v-4h2002" svg:viewBox="0 0 4505 5">
          <text:p text:style-name="P9">PHY<text:line-break/>RX Signals<text:line-break/></text:p>
        </draw:connector>
        <draw:connector draw:style-name="gr9" draw:text-style-name="P5" draw:layer="layout" draw:line-skew="-0.755cm" svg:x1="7.703cm" svg:y1="10.534cm" svg:x2="9.711cm" svg:y2="20.957cm" draw:end-shape="id1" draw:end-glue-point="4" svg:d="M7703 10534h-1v10423h2009" svg:viewBox="0 0 2010 10424">
          <text:p/>
        </draw:connector>
        <draw:custom-shape draw:style-name="gr14" draw:text-style-name="P4" xml:id="id5" draw:id="id5" draw:layer="layout" svg:width="5.115cm" svg:height="3.889cm" svg:x="1.059cm" svg:y="8.647cm">
          <text:p text:style-name="P3"><text:span text:style-name="T1">Universal</text:span><text:span text:style-name="T1"><text:line-break/></text:span><text:span text:style-name="T1">Conver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7" draw:layer="layout" draw:line-skew="-1.14cm" svg:x1="1.014cm" svg:y1="5.909cm" svg:x2="3.616cm" svg:y2="8.647cm" draw:end-shape="id5" draw:end-glue-point="0" svg:d="M1014 5909v-22h2602v2760" svg:viewBox="0 0 2603 2761">
          <text:p/>
        </draw:connector>
        <draw:frame draw:style-name="gr15" draw:text-style-name="P11" draw:layer="layout" svg:width="2.76cm" svg:height="0.962cm" svg:x="1.133cm" svg:y="4.288cm">
          <draw:text-box>
            <text:p text:style-name="P10"><text:span text:style-name="T2">CPU I/F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0cm" fo:margin-bottom="0cm" fo:margin-left="0cm" fo:margin-right="0cm" fo:page-width="49.987cm" fo:page-height="33.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08-19T17:27:12.558650166</meta:creation-date>
    <dc:date>2025-12-17T16:54:01.400027478</dc:date>
    <meta:editing-duration>PT19H22M15S</meta:editing-duration>
    <meta:editing-cycles>74</meta:editing-cycles>
    <meta:generator>LibreOffice/25.8.3.2$Linux_X86_64 LibreOffice_project/580$Build-2</meta:generator>
    <meta:document-statistic meta:object-count="54"/>
  </office:meta>
</office:document-meta>
</file>